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11D3AFC190054DEA818.png" manifest:media-type="image/png"/>
  <manifest:file-entry manifest:full-path="Pictures/1000046300001D6800001D68A4DCBF30277C9BC6.svg" manifest:media-type="image/svg+xml"/>
  <manifest:file-entry manifest:full-path="Pictures/100002010000011D0000011D6565E39CB901BCE3.png" manifest:media-type="image/png"/>
  <manifest:file-entry manifest:full-path="Pictures/1000046300001D6800001D6819C13E647A812423.svg" manifest:media-type="image/svg+xml"/>
  <manifest:file-entry manifest:full-path="Pictures/1000046300001D6800001D688985C9D940A530C0.svg" manifest:media-type="image/svg+xml"/>
  <manifest:file-entry manifest:full-path="Pictures/100002010000011D0000011D82994513FB6F0D1E.png" manifest:media-type="image/png"/>
  <manifest:file-entry manifest:full-path="Pictures/100002010000011D0000011D0124F97E31884546.png" manifest:media-type="image/png"/>
  <manifest:file-entry manifest:full-path="Pictures/1000046300001D6800001D6867FFFA48404D51D5.svg" manifest:media-type="image/svg+xml"/>
  <manifest:file-entry manifest:full-path="Pictures/1000046300001D6800001D6872A37547D8A6E96D.svg" manifest:media-type="image/svg+xml"/>
  <manifest:file-entry manifest:full-path="Pictures/1000046300001D6800001D6891CB8DEEDC358778.svg" manifest:media-type="image/svg+xml"/>
  <manifest:file-entry manifest:full-path="Pictures/100002010000011D0000011DD3B424FC0726586A.png" manifest:media-type="image/png"/>
  <manifest:file-entry manifest:full-path="Pictures/100002010000011D0000011D72619CD4A33F17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1"><draw:image xlink:href="Pictures/1000046300001D6800001D6867FFFA48404D51D5.svg" xlink:type="simple" xlink:show="embed" xlink:actuate="onLoad"/><draw:image xlink:href="Pictures/100002010000011D0000011D0124F97E31884546.png" xlink:type="simple" xlink:show="embed" xlink:actuate="onLoad"/></draw:frame><draw:frame draw:style-name="fr1" draw:name="Изображение3" text:anchor-type="paragraph" svg:x="-0.748cm" svg:y="9.283cm" svg:width="7.528cm" svg:height="7.528cm" draw:z-index="0"><draw:image xlink:href="Pictures/1000046300001D6800001D688985C9D940A530C0.svg" xlink:type="simple" xlink:show="embed" xlink:actuate="onLoad"/><draw:image xlink:href="Pictures/100002010000011D0000011D6565E39CB901BCE3.png" xlink:type="simple" xlink:show="embed" xlink:actuate="onLoad"/></draw:frame><draw:frame draw:style-name="fr1" draw:name="Изображение4" text:anchor-type="paragraph" svg:x="9.283cm" svg:y="9.283cm" svg:width="7.528cm" svg:height="7.528cm" draw:z-index="2"><draw:image xlink:href="Pictures/1000046300001D6800001D6872A37547D8A6E96D.svg" xlink:type="simple" xlink:show="embed" xlink:actuate="onLoad"/><draw:image xlink:href="Pictures/100002010000011D0000011D82994513FB6F0D1E.png" xlink:type="simple" xlink:show="embed" xlink:actuate="onLoad"/></draw:frame><draw:frame draw:style-name="fr1" draw:name="Изображение2" text:anchor-type="paragraph" svg:x="9.283cm" svg:y="-0.748cm" svg:width="7.528cm" svg:height="7.528cm" draw:z-index="3"><draw:image xlink:href="Pictures/1000046300001D6800001D6891CB8DEEDC358778.svg" xlink:type="simple" xlink:show="embed" xlink:actuate="onLoad"/><draw:image xlink:href="Pictures/100002010000011D0000011DD3B424FC0726586A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19C13E647A812423.svg" xlink:type="simple" xlink:show="embed" xlink:actuate="onLoad"/><draw:image xlink:href="Pictures/100002010000011D0000011D72619CD4A33F1702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A4DCBF30277C9BC6.svg" xlink:type="simple" xlink:show="embed" xlink:actuate="onLoad"/><draw:image xlink:href="Pictures/100002010000011D0000011D3AFC190054DEA818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0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1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2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3</text:span></text:p></draw:text-box></draw:frame><draw:frame text:anchor-type="paragraph" draw:z-index="17" draw:name="Фигура6" draw:style-name="gr4" draw:text-style-name="P5" svg:width="3.767cm" svg:height="0.571cm" svg:x="-0.748cm" svg:y="27.005cm"><draw:text-box><text:p><text:span text:style-name="T1">Marker id: 4</text:span></text:p></draw:text-box></draw:frame><draw:frame text:anchor-type="paragraph" draw:z-index="16" draw:name="Фигура6" draw:style-name="gr4" draw:text-style-name="P5" svg:width="3.767cm" svg:height="0.571cm" svg:x="9.292cm" svg:y="27.005cm"><draw:text-box><text:p><text:span text:style-name="T1">Marker id: 5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11:04.368393795</dc:date>
    <meta:editing-duration>PT20M5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